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5167in" fo:margin-left="0.0035in" fo:margin-top="0in" fo:margin-bottom="0in" table:align="left" style:writing-mode="lr-tb"/>
    </style:style>
    <style:style style:name="Table1.A" style:family="table-column">
      <style:table-column-properties style:column-width="1.086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0868in" fo:keep-together="auto"/>
    </style:style>
    <style:style style:name="Table1.B2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58in" fo:margin-left="0.0035in" fo:margin-top="0in" fo:margin-bottom="0in" table:align="left" style:writing-mode="lr-tb"/>
    </style:style>
    <style:style style:name="Table2.A" style:family="table-column">
      <style:table-column-properties style:column-width="0.6993in"/>
    </style:style>
    <style:style style:name="Table2.B" style:family="table-column">
      <style:table-column-properties style:column-width="0.7403in"/>
    </style:style>
    <style:style style:name="Table2.C" style:family="table-column">
      <style:table-column-properties style:column-width="0.391in"/>
    </style:style>
    <style:style style:name="Table2.D" style:family="table-column">
      <style:table-column-properties style:column-width="0.4229in"/>
    </style:style>
    <style:style style:name="Table2.E" style:family="table-column">
      <style:table-column-properties style:column-width="2.3222in"/>
    </style:style>
    <style:style style:name="Table2.F" style:family="table-column">
      <style:table-column-properties style:column-width="1.920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Calibri1" fo:font-size="9pt" style:font-size-asian="9pt" style:font-size-complex="9pt"/>
    </style:style>
    <style:style style:name="P2" style:family="paragraph" style:parent-style-name="Standard">
      <style:text-properties style:font-name="Calibri1" fo:font-size="9pt" officeooo:paragraph-rsid="00227022" style:font-size-asian="9pt" style:font-size-complex="9pt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officeooo:paragraph-rsid="00227022" style:letter-kerning="false" style:font-name-asian="Calibri2" style:font-size-asian="9pt" style:language-asian="en" style:country-asian="US" style:font-size-complex="9pt" style:language-complex="ar" style:country-complex="SA"/>
    </style:style>
    <style:style style:name="P4" style:family="paragraph" style:parent-style-name="Standard">
      <style:text-properties style:font-name="Calibri1"/>
    </style:style>
    <style:style style:name="P5" style:family="paragraph" style:parent-style-name="Standard">
      <style:paragraph-properties fo:line-height="115%" fo:orphans="0" fo:widows="0"/>
      <style:text-properties style:font-name="Calibri1" fo:font-size="7pt" officeooo:rsid="002a4f5b" officeooo:paragraph-rsid="002a4f5b" style:font-size-asian="7pt" style:font-size-complex="7pt"/>
    </style:style>
    <style:style style:name="P6" style:family="paragraph" style:parent-style-name="Standard">
      <style:paragraph-properties fo:line-height="115%" fo:text-align="center" style:justify-single-word="false" fo:orphans="0" fo:widows="0"/>
      <style:text-properties style:font-name="Calibri1" fo:font-size="7pt" officeooo:rsid="002a4f5b" officeooo:paragraph-rsid="002a4f5b" style:font-size-asian="7pt" style:font-size-complex="7pt"/>
    </style:style>
    <style:style style:name="P7" style:family="paragraph" style:parent-style-name="Standard">
      <style:paragraph-properties fo:line-height="115%" fo:orphans="0" fo:widows="0"/>
      <style:text-properties style:font-name="Calibri1" fo:font-size="7pt" officeooo:rsid="002c4d44" officeooo:paragraph-rsid="002c4d44" style:font-size-asian="7pt" style:font-size-complex="7pt"/>
    </style:style>
    <style:style style:name="P8" style:family="paragraph" style:parent-style-name="Standard">
      <style:paragraph-properties fo:line-height="115%" fo:text-align="center" style:justify-single-word="false" fo:orphans="0" fo:widows="0"/>
      <style:text-properties style:font-name="Calibri1" fo:font-size="7pt" officeooo:rsid="002c4d44" officeooo:paragraph-rsid="002c4d44" style:font-size-asian="7pt" style:font-size-complex="7pt"/>
    </style:style>
    <style:style style:name="P9" style:family="paragraph" style:parent-style-name="Standard">
      <style:paragraph-properties fo:line-height="115%" fo:orphans="0" fo:widows="0"/>
      <style:text-properties style:font-name="Calibri1" fo:font-size="7pt" officeooo:rsid="002dc09c" officeooo:paragraph-rsid="002dc09c" style:font-size-asian="7pt" style:font-size-complex="7pt"/>
    </style:style>
    <style:style style:name="P10" style:family="paragraph" style:parent-style-name="Standard">
      <style:paragraph-properties fo:line-height="115%" fo:text-align="center" style:justify-single-word="false" fo:orphans="0" fo:widows="0"/>
      <style:text-properties style:font-name="Calibri1" fo:font-size="7pt" officeooo:rsid="002dc09c" officeooo:paragraph-rsid="002dc09c" style:font-size-asian="7pt" style:font-size-complex="7pt"/>
    </style:style>
    <style:style style:name="P11" style:family="paragraph" style:parent-style-name="Standard">
      <style:paragraph-properties fo:line-height="115%" fo:orphans="0" fo:widows="0"/>
      <style:text-properties style:font-name="Calibri1" fo:font-size="7pt" officeooo:rsid="0030664a" officeooo:paragraph-rsid="0030664a" style:font-size-asian="7pt" style:font-size-complex="7pt"/>
    </style:style>
    <style:style style:name="P12" style:family="paragraph" style:parent-style-name="Standard">
      <style:paragraph-properties fo:line-height="115%" fo:text-align="center" style:justify-single-word="false" fo:orphans="0" fo:widows="0"/>
      <style:text-properties style:font-name="Calibri1" fo:font-size="7pt" officeooo:rsid="0030664a" officeooo:paragraph-rsid="0030664a" style:font-size-asian="7pt" style:font-size-complex="7pt"/>
    </style:style>
    <style:style style:name="P13" style:family="paragraph" style:parent-style-name="List_20_Paragraph">
      <style:paragraph-properties fo:margin-left="0in" fo:margin-right="0in" fo:line-height="115%" fo:orphans="0" fo:widows="0" fo:text-indent="0in" style:auto-text-indent="false"/>
      <style:text-properties style:font-name="Calibri1" fo:font-size="7pt" officeooo:rsid="0032e6b7" officeooo:paragraph-rsid="0032e6b7" style:font-size-asian="7pt" style:font-size-complex="7pt"/>
    </style:style>
    <style:style style:name="P14" style:family="paragraph" style:parent-style-name="Standard">
      <style:paragraph-properties fo:line-height="115%" fo:orphans="0" fo:widows="0"/>
      <style:text-properties style:font-name="Calibri1" fo:font-size="7pt" officeooo:rsid="0032e6b7" officeooo:paragraph-rsid="0032e6b7" style:font-size-asian="7pt" style:font-size-complex="7pt"/>
    </style:style>
    <style:style style:name="P15" style:family="paragraph" style:parent-style-name="Standard">
      <style:paragraph-properties fo:line-height="115%" fo:text-align="center" style:justify-single-word="false" fo:orphans="0" fo:widows="0"/>
      <style:text-properties style:font-name="Calibri1" fo:font-size="7pt" officeooo:rsid="0032e6b7" officeooo:paragraph-rsid="0032e6b7" style:font-size-asian="7pt" style:font-size-complex="7pt"/>
    </style:style>
    <style:style style:name="P16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17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officeooo:paragraph-rsid="00227022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9" style:family="paragraph" style:parent-style-name="Standard">
      <style:text-properties style:font-name="Calibri1" officeooo:rsid="00295449" officeooo:paragraph-rsid="00295449"/>
    </style:style>
    <style:style style:name="P20" style:family="paragraph" style:parent-style-name="List_20_Paragraph" style:list-style-name="WWNum4">
      <style:text-properties style:font-name="Calibri1" fo:font-size="9pt" officeooo:paragraph-rsid="00295449" style:font-size-asian="9pt" style:font-size-complex="9pt"/>
    </style:style>
    <style:style style:name="P21" style:family="paragraph" style:parent-style-name="List_20_Paragraph" style:list-style-name="WWNum4">
      <style:text-properties style:font-name="Calibri1" fo:font-size="9pt" officeooo:rsid="002addf1" officeooo:paragraph-rsid="002addf1" style:font-size-asian="9pt" style:font-size-complex="9pt"/>
    </style:style>
    <style:style style:name="P22" style:family="paragraph" style:parent-style-name="List_20_Paragraph" style:list-style-name="WWNum4">
      <style:text-properties style:font-name="Calibri1" fo:font-size="9pt" officeooo:rsid="002c4d44" officeooo:paragraph-rsid="002c4d44" style:font-size-asian="9pt" style:font-size-complex="9pt"/>
    </style:style>
    <style:style style:name="P23" style:family="paragraph" style:parent-style-name="List_20_Paragraph" style:list-style-name="WWNum4">
      <style:text-properties style:font-name="Calibri1" fo:font-size="9pt" officeooo:rsid="00295449" officeooo:paragraph-rsid="00295449" style:font-size-asian="9pt" style:font-size-complex="9pt"/>
    </style:style>
    <style:style style:name="P24" style:family="paragraph" style:parent-style-name="List_20_Paragraph" style:list-style-name="WWNum4">
      <style:text-properties style:font-name="Calibri1" fo:font-size="9pt" officeooo:rsid="002dc09c" officeooo:paragraph-rsid="002dc09c" style:font-size-asian="9pt" style:font-size-complex="9pt"/>
    </style:style>
    <style:style style:name="P25" style:family="paragraph" style:parent-style-name="List_20_Paragraph" style:list-style-name="WWNum3">
      <style:paragraph-properties fo:margin-top="0in" fo:margin-bottom="0in" style:contextual-spacing="true" fo:line-height="115%" fo:text-align="justify" style:justify-single-word="false" fo:orphans="0" fo:widows="0"/>
      <style:text-properties style:font-name="Calibri1" fo:font-size="7pt" officeooo:rsid="002c4d44" officeooo:paragraph-rsid="002c4d44" style:font-size-asian="7pt" style:font-size-complex="7pt"/>
    </style:style>
    <style:style style:name="P26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2c4d44" officeooo:paragraph-rsid="002c4d44" style:font-size-asian="7pt" style:font-size-complex="7pt"/>
    </style:style>
    <style:style style:name="P27" style:family="paragraph" style:parent-style-name="List_20_Paragraph" style:list-style-name="WWNum3">
      <style:paragraph-properties fo:margin-top="0in" fo:margin-bottom="0in" style:contextual-spacing="true" fo:line-height="115%" fo:orphans="0" fo:widows="0"/>
      <style:text-properties style:font-name="Calibri1" fo:font-size="7pt" officeooo:rsid="002c4d44" officeooo:paragraph-rsid="002c4d44" style:font-size-asian="7pt" style:font-size-complex="7pt"/>
    </style:style>
    <style:style style:name="P28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c4d44" officeooo:paragraph-rsid="002c4d44" style:font-size-asian="7pt" style:font-size-complex="7pt"/>
    </style:style>
    <style:style style:name="P29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a4f5b" officeooo:paragraph-rsid="002a4f5b" style:font-size-asian="7pt" style:font-size-complex="7pt"/>
    </style:style>
    <style:style style:name="P30" style:family="paragraph" style:parent-style-name="List_20_Paragraph" style:list-style-name="WWNum3">
      <style:paragraph-properties fo:margin-top="0in" fo:margin-bottom="0in" style:contextual-spacing="true" fo:line-height="115%" fo:orphans="0" fo:widows="0"/>
      <style:text-properties style:font-name="Calibri1" fo:font-size="7pt" officeooo:rsid="002dc09c" officeooo:paragraph-rsid="002dc09c" style:font-size-asian="7pt" style:font-size-complex="7pt"/>
    </style:style>
    <style:style style:name="P31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32" style:family="paragraph" style:parent-style-name="List_20_Paragraph" style:list-style-name="WWNum2">
      <style:paragraph-properties fo:line-height="115%" fo:orphans="0" fo:widows="0"/>
      <style:text-properties style:font-name="Calibri1" fo:font-size="7pt" officeooo:paragraph-rsid="00377f3c" style:font-size-asian="7pt" style:font-size-complex="7pt"/>
    </style:style>
    <style:style style:name="P33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f545c" officeooo:paragraph-rsid="002f545c" style:font-size-asian="7pt" style:font-size-complex="7pt"/>
    </style:style>
    <style:style style:name="P34" style:family="paragraph" style:parent-style-name="List_20_Paragraph" style:list-style-name="WWNum3">
      <style:paragraph-properties fo:margin-top="0in" fo:margin-bottom="0in" style:contextual-spacing="true" fo:line-height="115%" fo:orphans="0" fo:widows="0"/>
      <style:text-properties style:font-name="Calibri1" fo:font-size="7pt" officeooo:rsid="0030664a" officeooo:paragraph-rsid="0030664a" style:font-size-asian="7pt" style:font-size-complex="7pt"/>
    </style:style>
    <style:style style:name="P35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30664a" officeooo:paragraph-rsid="0030664a" style:font-size-asian="7pt" style:font-size-complex="7pt"/>
    </style:style>
    <style:style style:name="P36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32e6b7" officeooo:paragraph-rsid="0032e6b7" style:font-size-asian="7pt" style:font-size-complex="7pt"/>
    </style:style>
    <style:style style:name="P37" style:family="paragraph" style:parent-style-name="List_20_Paragraph" style:list-style-name="WWNum3">
      <style:paragraph-properties fo:margin-top="0in" fo:margin-bottom="0in" style:contextual-spacing="true" fo:line-height="115%" fo:orphans="0" fo:widows="0"/>
      <style:text-properties style:font-name="Calibri1" fo:font-size="7pt" officeooo:rsid="0034f373" officeooo:paragraph-rsid="0034f373" style:font-size-asian="7pt" style:font-size-complex="7pt"/>
    </style:style>
    <style:style style:name="P38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34f373" officeooo:paragraph-rsid="0034f373" style:font-size-asian="7pt" style:font-size-complex="7pt"/>
    </style:style>
    <style:style style:name="P39" style:family="paragraph" style:parent-style-name="List_20_Paragraph" style:list-style-name="WWNum3">
      <style:paragraph-properties fo:margin-top="0in" fo:margin-bottom="0in" style:contextual-spacing="true" fo:line-height="115%" fo:text-align="justify" style:justify-single-word="false" fo:orphans="0" fo:widows="0"/>
      <style:text-properties style:font-name="Calibri1" fo:font-size="7pt" officeooo:rsid="0034f373" officeooo:paragraph-rsid="0034f373" style:font-size-asian="7pt" style:font-size-complex="7pt"/>
    </style:style>
    <style:style style:name="P40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377f3c" officeooo:paragraph-rsid="00377f3c" style:font-size-asian="7pt" style:font-size-complex="7pt"/>
    </style:style>
    <style:style style:name="P41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38f5b5" officeooo:paragraph-rsid="0038f5b5" style:font-size-asian="7pt" style:font-size-complex="7pt"/>
    </style:style>
    <style:style style:name="P4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43" style:family="paragraph" style:parent-style-name="Standard" style:list-style-name="WWNum1">
      <style:paragraph-properties fo:margin-top="0in" fo:margin-bottom="0in" style:contextual-spacing="false" fo:line-height="115%" fo:text-align="justify" style:justify-single-word="false" fo:orphans="0" fo:widows="0"/>
      <style:text-properties style:font-name="Calibri1"/>
    </style:style>
    <style:style style:name="P44" style:family="paragraph" style:parent-style-name="Standard" style:list-style-name="WWNum1">
      <style:paragraph-properties fo:margin-top="0in" fo:margin-bottom="0in" style:contextual-spacing="false" fo:line-height="115%" fo:text-align="justify" style:justify-single-word="false" fo:orphans="0" fo:widows="0"/>
      <style:text-properties style:font-name="Calibri1" fo:font-size="7pt" style:font-size-asian="7pt" style:font-size-complex="7pt"/>
    </style:style>
    <style:style style:name="P45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46" style:family="paragraph" style:parent-style-name="Standard" style:list-style-name="WWNum1">
      <style:paragraph-properties fo:margin-top="0in" fo:margin-bottom="0in" style:contextual-spacing="false" fo:line-height="115%" fo:text-align="justify" style:justify-single-word="false" fo:orphans="0" fo:widows="0"/>
      <style:text-properties style:font-name="Calibri1" fo:font-size="7pt" officeooo:rsid="002a4f5b" officeooo:paragraph-rsid="002a4f5b" style:font-size-asian="7pt" style:font-size-complex="7pt"/>
    </style:style>
    <style:style style:name="P47" style:family="paragraph" style:parent-style-name="Standard" style:list-style-name="WWNum1">
      <style:paragraph-properties fo:margin-top="0in" fo:margin-bottom="0in" style:contextual-spacing="false" fo:line-height="115%" fo:text-align="justify" style:justify-single-word="false" fo:orphans="0" fo:widows="0"/>
      <style:text-properties style:font-name="Calibri1" fo:font-size="7pt" officeooo:rsid="002c4d44" officeooo:paragraph-rsid="002c4d44" style:font-size-asian="7pt" style:font-size-complex="7pt"/>
    </style:style>
    <style:style style:name="P48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30664a" officeooo:paragraph-rsid="0030664a" style:font-size-asian="7pt" style:font-size-complex="7pt"/>
    </style:style>
    <style:style style:name="P49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32e6b7" officeooo:paragraph-rsid="0032e6b7" style:font-size-asian="7pt" style:font-size-complex="7pt"/>
    </style:style>
    <style:style style:name="P50" style:family="paragraph" style:parent-style-name="Standard">
      <style:paragraph-properties fo:line-height="115%" fo:orphans="0" fo:widows="0"/>
      <style:text-properties style:font-name="Calibri1" fo:font-size="7pt" officeooo:rsid="0034f373" officeooo:paragraph-rsid="0034f373" style:font-size-asian="7pt" style:font-size-complex="7pt"/>
    </style:style>
    <style:style style:name="P51" style:family="paragraph" style:parent-style-name="Standard">
      <style:paragraph-properties fo:line-height="115%" fo:text-align="center" style:justify-single-word="false" fo:orphans="0" fo:widows="0"/>
      <style:text-properties style:font-name="Calibri1" fo:font-size="7pt" officeooo:rsid="0034f373" officeooo:paragraph-rsid="0034f373" style:font-size-asian="7pt" style:font-size-complex="7pt"/>
    </style:style>
    <style:style style:name="P52" style:family="paragraph" style:parent-style-name="Standard">
      <style:paragraph-properties fo:line-height="115%" fo:orphans="0" fo:widows="0"/>
      <style:text-properties style:font-name="Calibri1" fo:font-size="7pt" officeooo:rsid="0038f5b5" officeooo:paragraph-rsid="0038f5b5" style:font-size-asian="7pt" style:font-size-complex="7pt"/>
    </style:style>
    <style:style style:name="P53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38f5b5" officeooo:paragraph-rsid="0038f5b5" style:font-size-asian="7pt" style:font-size-complex="7pt"/>
    </style:style>
    <style:style style:name="P54" style:family="paragraph" style:parent-style-name="Standard">
      <style:paragraph-properties fo:line-height="115%" fo:text-align="center" style:justify-single-word="false" fo:orphans="0" fo:widows="0"/>
      <style:text-properties style:font-name="Calibri1" fo:font-size="7pt" officeooo:rsid="0038f5b5" officeooo:paragraph-rsid="0038f5b5" style:font-size-asian="7pt" style:font-size-complex="7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a4f5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officeooo:rsid="002a4f5b" style:font-style-asian="italic" style:font-weight-asian="bold" style:font-style-complex="italic" style:font-weight-complex="bold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7pt" officeooo:rsid="002a4f5b" style:font-size-asian="7pt" style:font-size-complex="7pt"/>
    </style:style>
    <style:style style:name="T7" style:family="text">
      <style:text-properties officeooo:rsid="002c4d44"/>
    </style:style>
    <style:style style:name="T8" style:family="text">
      <style:text-properties officeooo:rsid="002dc09c"/>
    </style:style>
    <style:style style:name="T9" style:family="text">
      <style:text-properties officeooo:rsid="002f545c"/>
    </style:style>
    <style:style style:name="T10" style:family="text">
      <style:text-properties officeooo:rsid="0030664a"/>
    </style:style>
    <style:style style:name="T11" style:family="text">
      <style:text-properties officeooo:rsid="00318dc4"/>
    </style:style>
    <style:style style:name="T12" style:family="text">
      <style:text-properties officeooo:rsid="00336513"/>
    </style:style>
    <style:style style:name="T13" style:family="text">
      <style:text-properties officeooo:rsid="00363e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Duplication</text:p>
      <text:p text:style-name="P2">Fighting Profiles</text:p>
      <table:table table:name="Table1" table:style-name="Table1">
        <table:table-column table:style-name="Table1.A" table:number-columns-repeated="6"/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3">Strike</text:p>
          </table:table-cell>
          <table:table-cell table:style-name="Table1.A1" office:value-type="string">
            <text:p text:style-name="P3">Block</text:p>
          </table:table-cell>
          <table:table-cell table:style-name="Table1.A1" office:value-type="string">
            <text:p text:style-name="P3">Shoot</text:p>
          </table:table-cell>
          <table:table-cell table:style-name="Table1.A1" office:value-type="string">
            <text:p text:style-name="P3">Dodge</text:p>
          </table:table-cell>
          <table:table-cell table:style-name="Table1.A1" office:value-type="string">
            <text:p text:style-name="P3">Zap</text:p>
          </table:table-cell>
        </table:table-row>
        <table:table-row table:style-name="Table1.2">
          <table:table-cell table:style-name="Table1.A1" office:value-type="string">
            <text:p text:style-name="P42">Hive Mind</text:p>
          </table:table-cell>
          <table:table-cell table:style-name="Table1.B2" office:value-type="string">
            <text:p text:style-name="P42">MW+2</text:p>
          </table:table-cell>
          <table:table-cell table:style-name="Table1.B2" office:value-type="string">
            <text:p text:style-name="P42">RW+2</text:p>
          </table:table-cell>
          <table:table-cell table:style-name="Table1.B2" office:value-type="string">
            <text:p text:style-name="P42">RS+2</text:p>
          </table:table-cell>
          <table:table-cell table:style-name="Table1.B2" office:value-type="string">
            <text:p text:style-name="P42">RW+2</text:p>
          </table:table-cell>
          <table:table-cell table:style-name="Table1.B2" office:value-type="string">
            <text:p text:style-name="P42">PW+2</text:p>
          </table:table-cell>
        </table:table-row>
      </table:table>
      <text:p text:style-name="P2"/>
      <text:p text:style-name="P2">Special Mechanics</text:p>
      <text:list text:style-name="WWNum4">
        <text:list-item>
          <text:p text:style-name="P20"><text:span text:style-name="T1">Clones</text:span> – Duplication allows you to create clones of yourself. Duplicates have the same powers and skills as you except for any of the powers in this set. Each clone gets 2 energy to use in battle, and spends and replenishes their energy separately. The Prime Clone can give his energy to his clones, but cannot take energy from them.</text:p>
          <text:list>
            <text:list-item>
              <text:p text:style-name="P21">Defeated clones remain on the battlefield until they are absorbed, or until the battle ends.</text:p>
            </text:list-item>
            <text:list-item>
              <text:p text:style-name="P21">Defeated clones count against your clone limit and for purposes of Duplication Sickness.</text:p>
            </text:list-item>
            <text:list-item>
              <text:p text:style-name="P22">When a clone is absorbed, it removes a level of Duplication Sickness from all other clones.</text:p>
            </text:list-item>
            <text:list-item>
              <text:p text:style-name="P22">However, if the absorbed clone was defeated at the time of absorption, only the clones’ max hit points increase – they must still heal back the 4 hit points.</text:p>
            </text:list-item>
          </text:list>
        </text:list-item>
        <text:list-item>
          <text:p text:style-name="P23"><text:bookmark text:name="_GoBack1"/><text:span text:style-name="T1">Duplication Sickness</text:span> – This is a special status caused by having active clones. Each level of Duplication Sickness gives the following <text:span text:style-name="T2">penalties to all clones </text:span><text:span text:style-name="T4">and the character who summoned them</text:span>:</text:p>
          <text:list>
            <text:list-item>
              <text:p text:style-name="P23">Accuracy (-1)</text:p>
            </text:list-item>
            <text:list-item>
              <text:p text:style-name="P24">Block (-1)</text:p>
            </text:list-item>
            <text:list-item>
              <text:p text:style-name="P24">Dodge (-1)</text:p>
            </text:list-item>
            <text:list-item>
              <text:p text:style-name="P24">Zap (-1)</text:p>
            </text:list-item>
            <text:list-item>
              <text:p text:style-name="P23">Damage (-1)</text:p>
            </text:list-item>
            <text:list-item>
              <text:p text:style-name="P23">Saves (-1)</text:p>
            </text:list-item>
            <text:list-item>
              <text:p text:style-name="P23">Wounded (4)</text:p>
            </text:list-item>
          </text:list>
        </text:list-item>
      </text:list>
      <text:p text:style-name="P1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6">Name</text:p>
          </table:table-cell>
          <table:table-cell table:style-name="Table2.A1" office:value-type="string">
            <text:p text:style-name="P16">Category</text:p>
          </table:table-cell>
          <table:table-cell table:style-name="Table2.A1" office:value-type="string">
            <text:p text:style-name="P16">Cost</text:p>
          </table:table-cell>
          <table:table-cell table:style-name="Table2.A1" office:value-type="string">
            <text:p text:style-name="P16">Burn</text:p>
          </table:table-cell>
          <table:table-cell table:style-name="Table2.A1" office:value-type="string">
            <text:p text:style-name="P17">Effects</text:p>
          </table:table-cell>
          <table:table-cell table:style-name="Table2.A1" office:value-type="string">
            <text:p text:style-name="P16">Enhancements</text:p>
          </table:table-cell>
        </table:table-row>
        <table:table-row table:style-name="Table2.1">
          <table:table-cell table:style-name="Table2.A1" office:value-type="string">
            <text:p text:style-name="P7">Absorb Clone</text:p>
          </table:table-cell>
          <table:table-cell table:style-name="Table2.A1" office:value-type="string">
            <text:p text:style-name="P7">Attack, Touch, One Target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list xml:id="list2855521060" text:style-name="WWNum3">
              <text:list-item>
                <text:p text:style-name="P25">The Prime Clone absorbs a clone by touching him</text:p>
              </text:list-item>
              <text:list-item>
                <text:p text:style-name="P25">No to-hit roll is required unless someone or something is actively trying to impede you</text:p>
              </text:list-item>
            </text:list>
          </table:table-cell>
          <table:table-cell table:style-name="Table2.A1" office:value-type="string">
            <text:list xml:id="list3946605764" text:style-name="WWNum2">
              <text:list-item>
                <text:p text:style-name="P26">Passive Absorption – Power is no longer an attack action, but becomes a half action / x1 / -- / 10P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50">Cameo Appearance</text:p>
          </table:table-cell>
          <table:table-cell table:style-name="Table2.A3" office:value-type="string">
            <text:p text:style-name="P50">Toggle</text:p>
          </table:table-cell>
          <table:table-cell table:style-name="Table2.A3" office:value-type="string">
            <text:p text:style-name="P51">20</text:p>
          </table:table-cell>
          <table:table-cell table:style-name="Table2.A3" office:value-type="string">
            <text:p text:style-name="P51">2</text:p>
          </table:table-cell>
          <table:table-cell table:style-name="Table2.A3" office:value-type="string">
            <text:list xml:id="list161526871082946" text:continue-list="list2855521060" text:style-name="WWNum3">
              <text:list-item>
                <text:p text:style-name="P39">Each round, you have a 3/12 chance of gaining one of the following bonuses (choose each round):</text:p>
                <text:list>
                  <text:list-item>
                    <text:p text:style-name="P39">Accuracy (2)</text:p>
                  </text:list-item>
                  <text:list-item>
                    <text:p text:style-name="P39">Block (2)</text:p>
                  </text:list-item>
                  <text:list-item>
                    <text:p text:style-name="P39">Dodge (2)</text:p>
                  </text:list-item>
                  <text:list-item>
                    <text:p text:style-name="P39">Damage (<text:span text:style-name="T13">1d4</text:span>)</text:p>
                  </text:list-item>
                  <text:list-item>
                    <text:p text:style-name="P39">Saves (2)</text:p>
                  </text:list-item>
                  <text:list-item>
                    <text:p text:style-name="P39">Range (+1/3)</text:p>
                  </text:list-item>
                  <text:list-item>
                    <text:p text:style-name="P39">Move (+1/3)</text:p>
                  </text:list-item>
                </text:list>
              </text:list-item>
            </text:list>
          </table:table-cell>
          <table:table-cell table:style-name="Table2.A3" office:value-type="string">
            <text:list xml:id="list161524882170004" text:continue-list="list3946605764" text:style-name="WWNum2">
              <text:list-item>
                <text:p text:style-name="P32">Burn -1 / x3 / +0B / 10P</text:p>
              </text:list-item>
              <text:list-item>
                <text:p text:style-name="P40">Proc +1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Duplication</text:p>
          </table:table-cell>
          <table:table-cell table:style-name="Table2.A1" office:value-type="string">
            <text:p text:style-name="P5">Buff, Full Action, Self</text:p>
          </table:table-cell>
          <table:table-cell table:style-name="Table2.A1" office:value-type="string">
            <text:p text:style-name="P6">30</text:p>
          </table:table-cell>
          <table:table-cell table:style-name="Table2.A1" office:value-type="string">
            <text:p text:style-name="P6">M/<text:span text:style-name="T7">E</text:span></text:p>
          </table:table-cell>
          <table:table-cell table:style-name="Table2.A1" office:value-type="string">
            <text:list xml:id="list3881132295" text:style-name="WWNum1">
              <text:list-item>
                <text:p text:style-name="P44">Create up to two duplicates of your character with the same characteristics and powers as you</text:p>
              </text:list-item>
              <text:list-item>
                <text:p text:style-name="P46">Clones are created in adjacent hexes and must have a clear hex to appear</text:p>
              </text:list-item>
              <text:list-item>
                <text:p text:style-name="P44">You are the Prime Clone (but still count as a clone), defeating you removes all other clones immediately</text:p>
              </text:list-item>
              <text:list-item>
                <text:p text:style-name="P46">Clones cannot act on the round they are summoned</text:p>
              </text:list-item>
              <text:list-item>
                <text:p text:style-name="P43"><text:span text:style-name="T5">Each created </text:span><text:span text:style-name="T6">clone </text:span><text:span text:style-name="T5">applies </text:span><text:span text:style-name="T6">Duplication Sickness (1)</text:span><text:span text:style-name="T5"> to all clones</text:span></text:p>
              </text:list-item>
              <text:list-item>
                <text:p text:style-name="P47">The energy is maintained as long as any clones exist on the battlefield</text:p>
              </text:list-item>
              <text:list-item>
                <text:p text:style-name="P47">If you need to re-summon clones while another <text:soft-page-break/>clone is still on the battlefield, you must burn (not maintain) an additional energy to do so</text:p>
              </text:list-item>
            </text:list>
          </table:table-cell>
          <table:table-cell table:style-name="Table2.A1" office:value-type="string">
            <text:list xml:id="list161526043769148" text:continue-numbering="true" text:style-name="WWNum1">
              <text:list-item>
                <text:p text:style-name="P29">Clones +1 / x3 / -- / 30P</text:p>
              </text:list-item>
              <text:list-item>
                <text:p text:style-name="P29">Healthy Clones – Reduces the Wounded effect of Duplication Sickness by 1 / x4 / -- / 10P</text:p>
              </text:list-item>
              <text:list-item>
                <text:p text:style-name="P29">Quick Summon – Activation is Half Action / x1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Enemy Duplication</text:p>
          </table:table-cell>
          <table:table-cell table:style-name="Table2.A1" office:value-type="string">
            <text:p text:style-name="P7">Attack, Touch, One Target</text:p>
          </table:table-cell>
          <table:table-cell table:style-name="Table2.A1" office:value-type="string">
            <text:p text:style-name="P8">20</text:p>
          </table:table-cell>
          <table:table-cell table:style-name="Table2.A1" office:value-type="string">
            <text:p text:style-name="P8">8</text:p>
          </table:table-cell>
          <table:table-cell table:style-name="Table2.A1" office:value-type="string">
            <text:list xml:id="list161526900860493" text:continue-list="list161526871082946" text:style-name="WWNum3">
              <text:list-item>
                <text:p text:style-name="P27">Creates a clone of your enemy with all of his powers (except Duplication powers) unless he saves (Charisma, Power)</text:p>
              </text:list-item>
              <text:list-item>
                <text:p text:style-name="P27">This duplicate does not count against your limit, but does cause you Duplication Sickness (1)</text:p>
              </text:list-item>
              <text:list-item>
                <text:p text:style-name="P27">The duplicate will attack the enemy and Taunt him</text:p>
              </text:list-item>
              <text:list-item>
                <text:p text:style-name="P27">The duplicate is automatically absorbed at the end of any round in which it takes damage, ending the Taunt</text:p>
              </text:list-item>
            </text:list>
          </table:table-cell>
          <table:table-cell table:style-name="Table2.A1" office:value-type="string">
            <text:list xml:id="list161525551254749" text:continue-list="list161526043769148" text:style-name="WWNum1">
              <text:list-item>
                <text:p text:style-name="P28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Energetic Absorption</text:p>
          </table:table-cell>
          <table:table-cell table:style-name="Table2.A1" office:value-type="string">
            <text:p text:style-name="P7">Trait</text:p>
          </table:table-cell>
          <table:table-cell table:style-name="Table2.A1" office:value-type="string">
            <text:p text:style-name="P8">2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list xml:id="list161525903930211" text:continue-list="list161526900860493" text:style-name="WWNum3">
              <text:list-item>
                <text:p text:style-name="P27">When you absorb a clone, you get Burn Reduction (1d6)</text:p>
              </text:list-item>
            </text:list>
          </table:table-cell>
          <table:table-cell table:style-name="Table2.A1" office:value-type="string">
            <text:list xml:id="list161525353323374" text:continue-list="list161524882170004" text:style-name="WWNum2">
              <text:list-item>
                <text:p text:style-name="P26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Entourage</text:p>
          </table:table-cell>
          <table:table-cell table:style-name="Table2.A1" office:value-type="string">
            <text:p text:style-name="P7">Trait</text:p>
          </table:table-cell>
          <table:table-cell table:style-name="Table2.A1" office:value-type="string">
            <text:p text:style-name="P8">2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list xml:id="list161526280142966" text:continue-list="list161525903930211" text:style-name="WWNum3">
              <text:list-item>
                <text:p text:style-name="P27">Duplication Sickness no longer reduces <text:span text:style-name="T8">Block or Dodge</text:span></text:p>
              </text:list-item>
              <text:list-item>
                <text:p text:style-name="P27">For each adjacent clone, the Prime gets <text:span text:style-name="T8">Block (1) and Dodge (1)</text:span></text:p>
              </text:list-item>
            </text:list>
          </table:table-cell>
          <table:table-cell table:style-name="Table2.A1" office:value-type="string">
            <text:list xml:id="list161526339703246" text:continue-list="list161525551254749" text:style-name="WWNum1">
              <text:list-item>
                <text:p text:style-name="P28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9">Explode Clone</text:p>
          </table:table-cell>
          <table:table-cell table:style-name="Table2.A1" office:value-type="string">
            <text:p text:style-name="P9">Attack, Area</text:p>
          </table:table-cell>
          <table:table-cell table:style-name="Table2.A1" office:value-type="string">
            <text:p text:style-name="P10">20</text:p>
          </table:table-cell>
          <table:table-cell table:style-name="Table2.A1" office:value-type="string">
            <text:p text:style-name="P10">6</text:p>
          </table:table-cell>
          <table:table-cell table:style-name="Table2.A1" office:value-type="string">
            <text:list xml:id="list161525543701798" text:continue-list="list161526280142966" text:style-name="WWNum3">
              <text:list-item>
                <text:p text:style-name="P30">Choose a clone and he explodes</text:p>
              </text:list-item>
              <text:list-item>
                <text:p text:style-name="P30">Damage (3d8) </text:p>
              </text:list-item>
              <text:list-item>
                <text:p text:style-name="P30">Radius (3)</text:p>
              </text:list-item>
              <text:list-item>
                <text:p text:style-name="P30">Reflex save for ½ damage</text:p>
              </text:list-item>
              <text:list-item>
                <text:p text:style-name="P30">Choose a damage type when you buy the power</text:p>
              </text:list-item>
              <text:list-item>
                <text:p text:style-name="P30">Clone is defeated and remains on the battlefield</text:p>
              </text:list-item>
              <text:list-item>
                <text:p text:style-name="P30">When you absorb this clone, you take Damage (3d6) (Mental, Penetrating) </text:p>
              </text:list-item>
            </text:list>
          </table:table-cell>
          <table:table-cell table:style-name="Table2.A1" office:value-type="string">
            <text:list xml:id="list161525686392758" text:continue-list="list161526339703246" text:style-name="WWNum1">
              <text:list-item>
                <text:p text:style-name="P31">Burn -1 / x3 / +0B / 10P</text:p>
              </text:list-item>
              <text:list-item>
                <text:p text:style-name="P31">Dmg Step / x<text:span text:style-name="T9">2</text:span> / +1B / 10P</text:p>
              </text:list-item>
              <text:list-item>
                <text:p text:style-name="P33">Radius +1 / x2 / +1B / 20P</text:p>
              </text:list-item>
              <text:list-item>
                <text:p text:style-name="P31">Save DL +2 / x3 / +1B / 10P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50">Gang Tackle</text:p>
          </table:table-cell>
          <table:table-cell table:style-name="Table2.A3" office:value-type="string">
            <text:p text:style-name="P50">Attack, Melee</text:p>
          </table:table-cell>
          <table:table-cell table:style-name="Table2.A3" office:value-type="string">
            <text:p text:style-name="P51">20</text:p>
          </table:table-cell>
          <table:table-cell table:style-name="Table2.A3" office:value-type="string">
            <text:p text:style-name="P51">2/1 per</text:p>
          </table:table-cell>
          <table:table-cell table:style-name="Table2.A3" office:value-type="string">
            <text:list xml:id="list161525818335094" text:continue-list="list161525543701798" text:style-name="WWNum3">
              <text:list-item>
                <text:p text:style-name="P37">When you grab someone, you can call on a number of duplicates to assist up to your limit (or 2 whichever is higher)</text:p>
              </text:list-item>
              <text:list-item>
                <text:p text:style-name="P37">Each duplicate adds the following</text:p>
                <text:list>
                  <text:list-item>
                    <text:p text:style-name="P37">Burn (2)</text:p>
                  </text:list-item>
                  <text:list-item>
                    <text:p text:style-name="P37">Accuracy (1)</text:p>
                  </text:list-item>
                  <text:list-item>
                    <text:p text:style-name="P37">Muscle (4)</text:p>
                  </text:list-item>
                  <text:list-item>
                    <text:p text:style-name="P37">Restrainer (2)</text:p>
                  </text:list-item>
                </text:list>
              </text:list-item>
              <text:list-item>
                <text:p text:style-name="P37">Maintaining the grapple costs Burn (1) each round per duplicate</text:p>
              </text:list-item>
              <text:list-item>
                <text:p text:style-name="P37">Once you have Grappled your opponent, you can leave your duplicates to hold him</text:p>
              </text:list-item>
              <text:list-item>
                <text:p text:style-name="P37">If you leave, the grapple gets Muscle (-4) because you are no longer there to assist</text:p>
              </text:list-item>
            </text:list>
          </table:table-cell>
          <table:table-cell table:style-name="Table2.A3" office:value-type="string">
            <text:list xml:id="list161526266688783" text:continue-list="list161525686392758" text:style-name="WWNum1">
              <text:list-item>
                <text:p text:style-name="P38">Get ‘Em Boys – Power now has is a ranged melee attack with a range equal to your full move. You are considered to have “left the grapple” and so there is a Muscle (-4) / x1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1">One Mind</text:p>
          </table:table-cell>
          <table:table-cell table:style-name="Table2.A1" office:value-type="string">
            <text:p text:style-name="P11">Trait</text:p>
          </table:table-cell>
          <table:table-cell table:style-name="Table2.A1" office:value-type="string">
            <text:p text:style-name="P12">20</text:p>
          </table:table-cell>
          <table:table-cell table:style-name="Table2.A1" office:value-type="string">
            <text:p text:style-name="P12">E</text:p>
          </table:table-cell>
          <table:table-cell table:style-name="Table2.A1" office:value-type="string">
            <text:list xml:id="list161525140815718" text:continue-list="list161525818335094" text:style-name="WWNum3">
              <text:list-item>
                <text:p text:style-name="P34">If you are defeated you can transfer your mind to any of your clones who then becomes the Prime Clone</text:p>
              </text:list-item>
              <text:list-item>
                <text:p text:style-name="P34">The new Prime Clone must immediately loses an energy and gets Heal (2d6)</text:p>
              </text:list-item>
            </text:list>
          </table:table-cell>
          <table:table-cell table:style-name="Table2.A1" office:value-type="string">
            <text:list xml:id="list161526370762880" text:continue-list="list161526266688783" text:style-name="WWNum1">
              <text:list-item>
                <text:p text:style-name="P35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1">Pain Split</text:p>
          </table:table-cell>
          <table:table-cell table:style-name="Table2.A1" office:value-type="string">
            <text:p text:style-name="P11">Trait</text:p>
          </table:table-cell>
          <table:table-cell table:style-name="Table2.A1" office:value-type="string">
            <text:p text:style-name="P12">20</text:p>
          </table:table-cell>
          <table:table-cell table:style-name="Table2.A1" office:value-type="string">
            <text:p text:style-name="P12">3</text:p>
          </table:table-cell>
          <table:table-cell table:style-name="Table2.A1" office:value-type="string">
            <text:list xml:id="list161525159890661" text:continue-numbering="true" text:style-name="WWNum1">
              <text:list-item>
                <text:p text:style-name="P48">When a clone is hit by a damaging attack, once armor is subtracted, you may choose to split the remaining damage equally among your active clones</text:p>
              </text:list-item>
              <text:list-item>
                <text:p text:style-name="P48"><text:span text:style-name="T11">Split</text:span> damage is Penetrating</text:p>
              </text:list-item>
              <text:list-item>
                <text:p text:style-name="P45"><text:span text:style-name="T10">Odd</text:span> damage points are distributed at your discretion</text:p>
              </text:list-item>
              <text:list-item>
                <text:p text:style-name="P45">You can choose to leave the Prime Clone out of the split, <text:span text:style-name="T10">or to include him</text:span></text:p>
              </text:list-item>
            </text:list>
          </table:table-cell>
          <table:table-cell table:style-name="Table2.A1" office:value-type="string">
            <text:list xml:id="list161526528702994" text:continue-numbering="true" text:style-name="WWNum1">
              <text:list-item>
                <text:p text:style-name="P35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4">Ranged Absorption</text:p>
          </table:table-cell>
          <table:table-cell table:style-name="Table2.A1" office:value-type="string">
            <text:p text:style-name="P14">Trait</text:p>
          </table:table-cell>
          <table:table-cell table:style-name="Table2.A1" office:value-type="string">
            <text:p text:style-name="P15">20</text:p>
          </table:table-cell>
          <table:table-cell table:style-name="Table2.A1" office:value-type="string">
            <text:p text:style-name="P15">2</text:p>
          </table:table-cell>
          <table:table-cell table:style-name="Table2.A1" office:value-type="string">
            <text:list xml:id="list161525898868384" text:continue-numbering="true" text:style-name="WWNum1">
              <text:list-item>
                <text:p text:style-name="P49">You can absorb your clones at Range (10)</text:p>
              </text:list-item>
              <text:list-item>
                <text:p text:style-name="P49">You require line of sight to absorb a clone</text:p>
              </text:list-item>
            </text:list>
          </table:table-cell>
          <table:table-cell table:style-name="Table2.A1" office:value-type="string">
            <text:list xml:id="list161525873265731" text:continue-numbering="true" text:style-name="WWNum1">
              <text:list-item>
                <text:p text:style-name="P36">Blind Absorb – No longer requires line of sight / x1 / +1B / 10P</text:p>
              </text:list-item>
              <text:list-item>
                <text:p text:style-name="P36">Range x2 / x3 / -- / 10P</text:p>
              </text:list-item>
            </text:list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4">Shared Thoughts</text:p>
          </table:table-cell>
          <table:table-cell table:style-name="Table2.A1" office:value-type="string">
            <text:p text:style-name="P14">Trait</text:p>
          </table:table-cell>
          <table:table-cell table:style-name="Table2.A1" office:value-type="string">
            <text:p text:style-name="P15">20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list xml:id="list161524906061032" text:continue-numbering="true" text:style-name="WWNum1">
              <text:list-item>
                <text:p text:style-name="P49">Duplication Sickness no longer reduces Zap or Saves</text:p>
              </text:list-item>
              <text:list-item>
                <text:p text:style-name="P49">For each active clone, the Prime gets Zap (1) and Saves (1)</text:p>
              </text:list-item>
            </text:list>
          </table:table-cell>
          <table:table-cell table:style-name="Table2.A1" office:value-type="string">
            <text:list xml:id="list161526727101174" text:continue-numbering="true" text:style-name="WWNum1">
              <text:list-item>
                <text:p text:style-name="P36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4">Swarm <text:soft-page-break/><text:span text:style-name="T12">Tactics</text:span></text:p>
          </table:table-cell>
          <table:table-cell table:style-name="Table2.A1" office:value-type="string">
            <text:p text:style-name="P14">Trait</text:p>
          </table:table-cell>
          <table:table-cell table:style-name="Table2.A1" office:value-type="string">
            <text:p text:style-name="P15">20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list xml:id="list161525348903341" text:continue-numbering="true" text:style-name="WWNum1">
              <text:list-item>
                <text:p text:style-name="P49">Duplication Sickness no longer reduces Accuracy <text:soft-page-break/>and Damage</text:p>
              </text:list-item>
              <text:list-item>
                <text:p text:style-name="P49">For each clone adjacent to a target, <text:span text:style-name="T3">other</text:span> clones get Accuracy (1) and Damage (1) against that target</text:p>
              </text:list-item>
            </text:list>
          </table:table-cell>
          <table:table-cell table:style-name="Table2.A1" office:value-type="string">
            <text:list xml:id="list161524928953523" text:continue-numbering="true" text:style-name="WWNum1">
              <text:list-item>
                <text:p text:style-name="P36">None<text:soft-page-break/>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52">Two Heads</text:p>
          </table:table-cell>
          <table:table-cell table:style-name="Table2.A3" office:value-type="string">
            <text:p text:style-name="P52">Utility</text:p>
          </table:table-cell>
          <table:table-cell table:style-name="Table2.A3" office:value-type="string">
            <text:p text:style-name="P54">20</text:p>
          </table:table-cell>
          <table:table-cell table:style-name="Table2.A3" office:value-type="string">
            <text:p text:style-name="P54">E</text:p>
          </table:table-cell>
          <table:table-cell table:style-name="Table2.A3" office:value-type="string">
            <text:list xml:id="list161526980588674" text:continue-numbering="true" text:style-name="WWNum1">
              <text:list-item>
                <text:p text:style-name="P53">When making a test to solve a problem or puzzle, or to do physical labor, you may call on your duplicates (or 2 if you do not have the duplication power)</text:p>
              </text:list-item>
              <text:list-item>
                <text:p text:style-name="P53">Each duplicate acts as though he is assisting you in the task</text:p>
              </text:list-item>
            </text:list>
          </table:table-cell>
          <table:table-cell table:style-name="Table2.A3" office:value-type="string">
            <text:list xml:id="list161526200256681" text:continue-numbering="true" text:style-name="WWNum1">
              <text:list-item>
                <text:p text:style-name="P41">None</text:p>
              </text:list-item>
            </text:list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6.0999999046325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font-size="7pt" style:font-size-asian="6.09999990463257pt" style:font-size-complex="7pt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29</meta:editing-cycles>
    <meta:creation-date>2022-06-11T01:07:00</meta:creation-date>
    <dc:date>2023-08-18T16:15:24.731000000</dc:date>
    <meta:editing-duration>PT5H23M10S</meta:editing-duration>
    <meta:generator>LibreOffice/7.4.2.3$Windows_X86_64 LibreOffice_project/382eef1f22670f7f4118c8c2dd222ec7ad009daf</meta:generator>
    <meta:document-statistic meta:table-count="2" meta:image-count="0" meta:object-count="0" meta:page-count="3" meta:paragraph-count="165" meta:word-count="1107" meta:character-count="5479" meta:non-whitespace-character-count="4615"/>
    <meta:user-defined meta:name="AppVersion">16.0000</meta:user-defined>
    <meta:template xlink:type="simple" xlink:actuate="onRequest" xlink:title="Normal.dotm" xlink:href=""/>
  </office:meta>
</office:document-meta>
</file>